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paragraph-properties fo:text-align="end" style:justify-single-word="false"/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/>
    </style:style>
    <style:style style:name="P4" style:family="paragraph" style:parent-style-name="Text_20_body">
      <style:paragraph-properties fo:text-align="justify" style:justify-single-word="false"/>
      <style:text-properties style:font-name="Arial1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1pt"/>
    </style:style>
    <style:style style:name="T3" style:family="text">
      <style:text-properties style:font-name="Arial1" fo:font-size="9pt"/>
    </style:style>
    <style:style style:name="T4" style:family="text">
      <style:text-properties style:font-name="Arial1" fo:font-size="8pt"/>
    </style:style>
    <style:style style:name="T5" style:family="text">
      <style:text-properties style:font-name="Arial1" fo:language="ru" fo:country="RU"/>
    </style:style>
    <style:style style:name="T6" style:family="text">
      <style:text-properties style:font-name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Для уменьшения температурных влияний применяют специальные меры</text:span><text:span text:style-name="T3">, например используют теплоотводы с элементом Пелтье.</text:span><text:span text:style-name="T1">Параметры и характеристики светодиодов имеют достаточно высокую температурную стабильность,что делает их более простыми в эксплуатации.</text:span></text:p>
      <text:p text:style-name="P5">   <text:span text:style-name="T1">Надежность полупроводниковых излучателей определяется наработкой на отказ или интенсивностью отказов.Лазерные диоды</text:span><text:span text:style-name="T3">, </text:span><text:span text:style-name="T1">созданные  в начале 80-х годов,обладали существенно меньшей надежностью по сравнению со светодиодами.Однако в последнее время благодаря совершенствованию конструкций и технологии изготовления ее удалось значительно повысить и довести до приемлемой величины.</text:span>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<draw:frame draw:style-name="fr1" draw:name="Графический объект16" text:anchor-type="as-char" svg:width="0.529cm" svg:height="0.926cm" draw:z-index="0"><draw:image xlink:href="../../../../../../../C:%5CUsers%5CАдминистратор%5CAppData%5CLocal%5CTemp%5COICE_15_974FA576_32C1D314_1539%5Cmsohtmlclip1%5C01%5Cclip_image018.png" xlink:type="simple" xlink:show="embed" xlink:actuate="onLoad"/></draw:frame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draw:frame draw:style-name="fr1" draw:name="Графический объект17" text:anchor-type="as-char" svg:width="0.318cm" svg:height="0.635cm" draw:z-index="1"><draw:image xlink:href="../../../../../../../C:%5CUsers%5CАдминистратор%5CAppData%5CLocal%5CTemp%5COICE_15_974FA576_32C1D314_1539%5Cmsohtmlclip1%5C01%5Cclip_image004.png" xlink:type="simple" xlink:show="embed" xlink:actuate="onLoad"/></draw:frame>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<text:soft-page-break/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<text:soft-page-break/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<text:soft-page-break/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5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33S</meta:editing-duration>
    <meta:editing-cycles>12</meta:editing-cycles>
    <meta:generator>OpenOffice/4.1.6$Win32 OpenOffice.org_project/416m1$Build-9790</meta:generator>
    <dc:date>2019-11-20T12:48:00.07</dc:date>
    <dc:creator>Admin </dc:creator>
    <meta:document-statistic meta:table-count="0" meta:image-count="2" meta:object-count="0" meta:page-count="4" meta:paragraph-count="136" meta:word-count="68" meta:character-count="764"/>
    <meta:user-defined meta:name="Info 1"/>
    <meta:user-defined meta:name="Info 2"/>
    <meta:user-defined meta:name="Info 3"/>
    <meta:user-defined meta:name="Info 4"/>
  </office:meta>
</office:document-meta>
</file>